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5E0000005E4FF81E94.png" manifest:media-type="image/png"/>
  <manifest:file-entry manifest:full-path="Pictures/100000000000005E0000005E47394922.png" manifest:media-type="image/png"/>
  <manifest:file-entry manifest:full-path="Pictures/100000000000005E0000005E60E90F8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 Mono2" svg:font-family="'Ubuntu Mono'" style:font-pitch="fixed"/>
    <style:font-face style:name="Ubuntu Mono1" svg:font-family="'Ubuntu Mono'" style:font-adornments="Gras" style:font-pitch="fixed"/>
    <style:font-face style:name="Ubuntu Mono" svg:font-family="'Ubuntu Mono'" style:font-adornments="Normal" style:font-pitch="fixed"/>
    <style:font-face style:name="DejaVu Sans Mono" svg:font-family="'DejaVu Sans Mono'" style:font-family-generic="modern" style:font-pitch="fixed"/>
    <style:font-face style:name="Dustismo1" svg:font-family="Dustismo" style:font-adornments="Italique" style:font-pitch="variable"/>
    <style:font-face style:name="Dustismo" svg:font-family="Dustismo" style:font-adornments="Italique gras" style:font-pitch="variable"/>
    <style:font-face style:name="Times New Roman1" svg:font-family="'Times New Roman'" style:font-pitch="variable"/>
    <style:font-face style:name="Ubuntu1" svg:font-family="Ubuntu" style:font-adornments="Italique" style:font-pitch="variable"/>
    <style:font-face style:name="Ubuntu" svg:font-family="Ubuntu" style:font-adornments="Normal" style:font-pitch="variable"/>
    <style:font-face style:name="Ubuntu Condensed" svg:font-family="'Ubuntu Condensed'" style:font-adornments="Normal" style:font-pitch="variable"/>
    <style:font-face style:name="Ubuntu Light" svg:font-family="'Ubuntu Light'" style:font-adornments="Italique maigre" style:font-pitch="variable"/>
    <style:font-face style:name="Ubuntu Medium" svg:font-family="'Ubuntu Medium'" style:font-pitch="variable"/>
    <style:font-face style:name="Ubuntu Medium1" svg:font-family="'Ubuntu Medium'" style:font-adornments="Medium" style:font-pitch="variable"/>
    <style:font-face style:name="Ubuntu Mono3" svg:font-family="'Ubuntu Mono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70629b" officeooo:paragraph-rsid="0070629b"/>
    </style:style>
    <style:style style:name="P2" style:family="paragraph" style:parent-style-name="Standard">
      <style:paragraph-properties fo:break-before="page"/>
      <style:text-properties officeooo:rsid="0070629b" officeooo:paragraph-rsid="0070629b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style:font-name="Ubuntu Mono2"/>
    </style:style>
    <style:style style:name="P5" style:family="paragraph">
      <style:paragraph-properties fo:text-align="start"/>
      <style:text-properties style:font-name="Ubuntu Mono2" fo:font-weight="bold" style:font-weight-asian="bold" style:font-weight-complex="bold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style:font-name="Ubuntu Medium"/>
    </style:style>
    <style:style style:name="T1" style:family="text">
      <style:text-properties style:font-name="Ubuntu Mono2" fo:font-weight="bold" style:font-weight-asian="bold" style:font-weight-complex="bold"/>
    </style:style>
    <style:style style:name="T2" style:family="text">
      <style:text-properties style:font-name="Ubuntu Mono2"/>
    </style:style>
    <style:style style:name="T3" style:family="text">
      <style:text-properties style:text-position="0% 100%" style:font-name="Ubuntu Mono2"/>
    </style:style>
    <style:style style:name="T4" style:family="text">
      <style:text-properties style:text-position="0% 100%" style:font-name="Ubuntu Mono2" fo:font-weight="bold" style:font-weight-asian="bold" style:font-weight-complex="bold"/>
    </style:style>
    <style:style style:name="T5" style:family="text">
      <style:text-properties style:text-position="0% 100%" style:font-name="Ubuntu Mono2" fo:font-weight="normal" style:font-weight-asian="normal" style:font-weight-complex="normal"/>
    </style:style>
    <style:style style:name="T6" style:family="text">
      <style:text-properties style:font-name="Ubuntu Medium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fill="gradient" draw:fill-gradient-name="Tango_20_Yell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gradient" draw:fill-gradient-name="Gradient_20_8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gradient" draw:fill-gradient-name="Tango_20_Orang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gradient" draw:fill-gradient-name="Tango_20_Gree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="gradient" draw:fill-gradient-name="Gradient_20_9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="gradient" draw:fill-gradient-name="Gradient_20_1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="gradient" draw:fill-gradient-name="Gradient_20_9" draw:textarea-horizontal-align="center" draw:textarea-vertical-align="middle" style:run-through="foreground"/>
    </style:style>
    <style:style style:name="gr9" style:family="graphic">
      <style:graphic-properties svg:stroke-color="#000000" draw:fill="solid" draw:fill-color="#ffffff" draw:textarea-horizontal-align="justify" draw:textarea-vertical-align="middle" draw:auto-grow-height="false" style:run-through="foreground"/>
    </style:style>
    <style:style style:name="gr10" style:family="graphic">
      <style:graphic-properties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color="#000000" draw:fill="solid" draw:fill-color="#ffffff" draw:textarea-horizontal-align="justify" draw:textarea-vertical-align="middle" draw:auto-grow-height="false" style:run-through="foreground"/>
    </style:style>
    <style:style style:name="gr12" style:family="graphic">
      <style:graphic-properties svg:stroke-color="#000000" draw:fill="solid" draw:fill-color="#ffffff" draw:textarea-horizontal-align="justify" draw:textarea-vertical-align="middle" draw:auto-grow-height="false" style:run-through="background"/>
    </style:style>
    <style:style style:name="gr13" style:family="graphic">
      <style:graphic-properties style:run-through="foreground" style:vertical-pos="from-top" style:vertical-rel="paragraph" style:horizontal-pos="from-left" style:horizontal-rel="paragraph"/>
    </style:style>
    <style:style style:name="gr14" style:family="graphic">
      <style:graphic-properties draw:fill="solid" draw:fill-color="#ffd320" draw:textarea-horizontal-align="center" draw:textarea-vertical-align="middle" style:run-through="foreground"/>
    </style:style>
    <style:style style:name="gr15" style:family="graphic">
      <style:graphic-properties draw:fill="solid" draw:fill-color="#aecf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fill="solid" draw:fill-color="#83ca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rect text:anchor-type="paragraph" draw:z-index="0" draw:style-name="gr1" draw:text-style-name="P4" svg:width="5.61cm" svg:height="2.223cm" svg:x="0.019cm" svg:y="1.626cm"><text:p text:style-name="P3"><text:span text:style-name="T1">Directory inode</text:span></text:p><text:p text:style-name="P3"><text:span text:style-name="T2">Document.pdf →</text:span><text:span text:style-name="T3"> 10300</text:span></text:p><text:p text:style-name="P3"><text:span text:style-name="T3">Document.odt → 10301 </text:span></text:p></draw:rect><draw:rect text:anchor-type="paragraph" draw:z-index="1" draw:style-name="gr1" draw:text-style-name="P4" svg:width="5.61cm" svg:height="2.223cm" svg:x="0.019cm" svg:y="3.849cm"><text:p text:style-name="P3"><text:span text:style-name="T1">Directory inode</text:span></text:p><text:p text:style-name="P3"><text:span text:style-name="T3">Rysunek1.bmp → 10399</text:span></text:p><text:p text:style-name="P3"><text:span text:style-name="T3">Rysunek2.bmp → 10399</text:span></text:p></draw:rect><draw:rect text:anchor-type="paragraph" draw:z-index="2" draw:style-name="gr1" draw:text-style-name="P4" svg:width="5.61cm" svg:height="2.223cm" svg:x="0.019cm" svg:y="6.071cm"><text:p text:style-name="P3"><text:span text:style-name="T1">Directory inode</text:span></text:p><text:p text:style-name="P3"><text:span text:style-name="T3">Last → 10400</text:span></text:p><text:p text:style-name="P3"><text:span text:style-name="T3">(Null)</text:span></text:p></draw:rect><draw:rect text:anchor-type="paragraph" draw:z-index="3" draw:style-name="gr2" draw:text-style-name="P4" svg:width="5.689cm" svg:height="3.229cm" svg:x="5.629cm" svg:y="1.626cm"><text:p text:style-name="P3"><text:span text:style-name="T4">File inode</text:span></text:p><text:p text:style-name="P3"><text:span text:style-name="T5">Ino number: 10399</text:span></text:p><text:p text:style-name="P3"><text:span text:style-name="T5">Size: 1200100 bytes</text:span></text:p><text:p text:style-name="P3"><text:span text:style-name="T5">Attributes: rw-rw-rw-</text:span></text:p><text:p text:style-name="P3"><text:span text:style-name="T5">First pointer: 40100</text:span></text:p></draw:rect><draw:rect text:anchor-type="paragraph" draw:z-index="4" draw:style-name="gr3" draw:text-style-name="P5" svg:width="5.689cm" svg:height="3.229cm" svg:x="5.629cm" svg:y="8.082cm"><text:p text:style-name="P3"><text:span text:style-name="T4">Indirect pointer block</text:span></text:p><text:p text:style-name="P3"><text:span text:style-name="T5">40101</text:span></text:p><text:p text:style-name="P3"><text:span text:style-name="T5">40102</text:span></text:p><text:p text:style-name="P3"><text:span text:style-name="T5">40103</text:span></text:p><text:p text:style-name="P3"><text:span text:style-name="T5">40104</text:span></text:p></draw:rect><draw:rect text:anchor-type="paragraph" draw:z-index="5" draw:style-name="gr3" draw:text-style-name="P5" svg:width="5.689cm" svg:height="3.229cm" svg:x="5.629cm" svg:y="11.31cm"><text:p text:style-name="P3"><text:span text:style-name="T4">Indirect pointer block</text:span></text:p><text:p text:style-name="P3"><text:span text:style-name="T5">40101</text:span></text:p><text:p text:style-name="P3"><text:span text:style-name="T5">40102</text:span></text:p><text:p text:style-name="P3"><text:span text:style-name="T5">40103</text:span></text:p><text:p text:style-name="P3"><text:span text:style-name="T5">40104</text:span></text:p></draw:rect><draw:rect text:anchor-type="paragraph" draw:z-index="6" draw:style-name="gr3" draw:text-style-name="P5" svg:width="5.689cm" svg:height="3.229cm" svg:x="5.629cm" svg:y="14.538cm"><text:p text:style-name="P3"><text:span text:style-name="T4">Indirect pointer block</text:span></text:p><text:p text:style-name="P3"><text:span text:style-name="T5">40101</text:span></text:p><text:p text:style-name="P3"><text:span text:style-name="T5">40102</text:span></text:p><text:p text:style-name="P3"><text:span text:style-name="T5">40103</text:span></text:p><text:p text:style-name="P3"><text:span text:style-name="T5">40104</text:span></text:p></draw:rect><draw:rect text:anchor-type="paragraph" draw:z-index="7" draw:style-name="gr1" draw:text-style-name="P4" svg:width="5.61cm" svg:height="2.223cm" svg:x="0.019cm" svg:y="8.294cm"><text:p text:style-name="P3"><text:span text:style-name="T1">Directory inode</text:span></text:p><text:p text:style-name="P3"><text:span text:style-name="T2">Document.pdf →</text:span><text:span text:style-name="T3"> 10300</text:span></text:p><text:p text:style-name="P3"><text:span text:style-name="T3">Document.odt → 10301 </text:span></text:p></draw:rect><draw:rect text:anchor-type="paragraph" draw:z-index="8" draw:style-name="gr1" draw:text-style-name="P4" svg:width="5.61cm" svg:height="2.223cm" svg:x="0.019cm" svg:y="10.516cm"><text:p text:style-name="P3"><text:span text:style-name="T1">Directory inode</text:span></text:p><text:p text:style-name="P3"><text:span text:style-name="T3">Rysunek1.bmp → 10399</text:span></text:p><text:p text:style-name="P3"><text:span text:style-name="T3">Rysunek2.bmp → 10399</text:span></text:p></draw:rect><draw:rect text:anchor-type="paragraph" draw:z-index="9" draw:style-name="gr2" draw:text-style-name="P4" svg:width="5.689cm" svg:height="3.229cm" svg:x="5.629cm" svg:y="4.854cm"><text:p text:style-name="P3"><text:span text:style-name="T4">File inode</text:span></text:p><text:p text:style-name="P3"><text:span text:style-name="T5">Ino number: 10399</text:span></text:p><text:p text:style-name="P3"><text:span text:style-name="T5">Size: 1200100 bytes</text:span></text:p><text:p text:style-name="P3"><text:span text:style-name="T5">Attributes: rw-rw-rw-</text:span></text:p><text:p text:style-name="P3"><text:span text:style-name="T5">First pointer: 40100</text:span></text:p></draw:rect><draw:rect text:anchor-type="paragraph" draw:z-index="10" draw:style-name="gr4" draw:text-style-name="P4" svg:width="5.61cm" svg:height="2.223cm" svg:x="0.019cm" svg:y="12.739cm"><text:p text:style-name="P3"><text:span text:style-name="T4">Extended attributes</text:span></text:p><text:p text:style-name="P3"><text:span text:style-name="T5">Someint = 1234</text:span></text:p><text:p text:style-name="P3"><text:span text:style-name="T5">Somestring = xyz</text:span></text:p></draw:rect><draw:rect text:anchor-type="paragraph" draw:z-index="11" draw:style-name="gr4" draw:text-style-name="P4" svg:width="5.61cm" svg:height="2.223cm" svg:x="0.019cm" svg:y="14.961cm"><text:p text:style-name="P3"><text:span text:style-name="T4">Extended attributes</text:span></text:p><text:p text:style-name="P3"><text:span text:style-name="T5">Someint = 1234</text:span></text:p><text:p text:style-name="P3"><text:span text:style-name="T5">Somestring = xyz</text:span></text:p></draw:rect><draw:rect text:anchor-type="paragraph" draw:z-index="12" draw:style-name="gr4" draw:text-style-name="P4" svg:width="5.61cm" svg:height="2.223cm" svg:x="0.019cm" svg:y="17.184cm"><text:p text:style-name="P3"><text:span text:style-name="T4">Extended attributes</text:span></text:p><text:p text:style-name="P3"><text:span text:style-name="T5">Someint = 1234</text:span></text:p><text:p text:style-name="P3"><text:span text:style-name="T5">Somestring = xyz</text:span></text:p></draw:rect><draw:rect text:anchor-type="paragraph" draw:z-index="13" draw:style-name="gr5" draw:text-style-name="P4" svg:width="5.61cm" svg:height="2.223cm" svg:x="11.317cm" svg:y="1.626cm"><text:p text:style-name="P3"><text:span text:style-name="T4">Content</text:span></text:p><text:p text:style-name="P3"><text:span text:style-name="T5">1A2B3C4D1A2B3C4D1A2B3C4D</text:span></text:p><text:p text:style-name="P3"><text:span text:style-name="T5"/></text:p></draw:rect><draw:rect text:anchor-type="paragraph" draw:z-index="14" draw:style-name="gr5" draw:text-style-name="P4" svg:width="5.61cm" svg:height="2.223cm" svg:x="11.317cm" svg:y="3.849cm"><text:p text:style-name="P3"><text:span text:style-name="T4">Content</text:span></text:p><text:p text:style-name="P3"><text:span text:style-name="T5">1A2B3C4D1A2B3C4D1A2B3C4D</text:span></text:p><text:p text:style-name="P3"><text:span text:style-name="T5"/></text:p></draw:rect><draw:rect text:anchor-type="paragraph" draw:z-index="15" draw:style-name="gr5" draw:text-style-name="P4" svg:width="5.61cm" svg:height="2.223cm" svg:x="11.317cm" svg:y="6.071cm"><text:p text:style-name="P3"><text:span text:style-name="T4">Content</text:span></text:p><text:p text:style-name="P3"><text:span text:style-name="T5">1A2B3C4D1A2B3C4D1A2B3C4D</text:span></text:p><text:p text:style-name="P3"><text:span text:style-name="T5"/></text:p></draw:rect><draw:rect text:anchor-type="paragraph" draw:z-index="16" draw:style-name="gr5" draw:text-style-name="P4" svg:width="5.61cm" svg:height="2.223cm" svg:x="11.317cm" svg:y="8.294cm"><text:p text:style-name="P3"><text:span text:style-name="T4">Content</text:span></text:p><text:p text:style-name="P3"><text:span text:style-name="T5">1A2B3C4D1A2B3C4D1A2B3C4D</text:span></text:p><text:p text:style-name="P3"><text:span text:style-name="T5"/></text:p></draw:rect><draw:rect text:anchor-type="paragraph" draw:z-index="17" draw:style-name="gr6" draw:text-style-name="P4" svg:width="5.61cm" svg:height="3.414cm" svg:x="11.317cm" svg:y="10.516cm"><text:p text:style-name="P3"><text:span text:style-name="T4">Journal</text:span></text:p><text:p text:style-name="P3"><text:span text:style-name="T5">(two phase protocol)</text:span></text:p></draw:rect>a</text:p>
      <text:p text:style-name="P2"><draw:g text:anchor-type="paragraph" draw:z-index="18" draw:style-name="gr7"><draw:rect draw:style-name="gr8" draw:text-style-name="P5" svg:width="5.61cm" svg:height="2.223cm" svg:x="0.019cm" svg:y="1.256cm"><text:p text:style-name="P3"><text:span text:style-name="T4">B-Tree node</text:span></text:p><text:p text:style-name="P3"><text:span text:style-name="T4"/></text:p><text:p text:style-name="P3"><text:span text:style-name="T4"/></text:p></draw:rect><draw:custom-shape draw:style-name="gr9" svg:width="1.509cm" svg:height="0.742cm" svg:x="0.257cm" svg:y="2.461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9" svg:width="1.509cm" svg:height="0.742cm" svg:x="1.977cm" svg:y="2.461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9" svg:width="1.509cm" svg:height="0.742cm" svg:x="3.697cm" svg:y="2.461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text:anchor-type="paragraph" draw:z-index="19" draw:style-name="gr7"><draw:rect draw:style-name="gr8" draw:text-style-name="P5" svg:width="5.61cm" svg:height="2.223cm" svg:x="0.019cm" svg:y="3.478cm"><text:p text:style-name="P3"><text:span text:style-name="T4">B-Tree node</text:span></text:p><text:p text:style-name="P3"><text:span text:style-name="T4"/></text:p><text:p text:style-name="P3"><text:span text:style-name="T4"/></text:p></draw:rect><draw:custom-shape draw:style-name="gr9" svg:width="1.509cm" svg:height="0.742cm" svg:x="0.257cm" svg:y="4.683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9" svg:width="1.509cm" svg:height="0.742cm" svg:x="1.977cm" svg:y="4.683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9" svg:width="1.509cm" svg:height="0.742cm" svg:x="3.697cm" svg:y="4.683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text:anchor-type="paragraph" draw:z-index="20" draw:style-name="gr7"><draw:rect draw:style-name="gr8" draw:text-style-name="P5" svg:width="5.61cm" svg:height="2.223cm" svg:x="0.019cm" svg:y="5.701cm"><text:p text:style-name="P3"><text:span text:style-name="T4">B-Tree node</text:span></text:p><text:p text:style-name="P3"><text:span text:style-name="T4"/></text:p><text:p text:style-name="P3"><text:span text:style-name="T4"/></text:p></draw:rect><draw:custom-shape draw:style-name="gr9" svg:width="1.509cm" svg:height="0.742cm" svg:x="0.257cm" svg:y="6.906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9" svg:width="1.509cm" svg:height="0.742cm" svg:x="1.977cm" svg:y="6.906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9" svg:width="1.509cm" svg:height="0.742cm" svg:x="3.697cm" svg:y="6.906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text:anchor-type="paragraph" draw:z-index="21" draw:style-name="gr7"><draw:rect draw:style-name="gr8" draw:text-style-name="P5" svg:width="5.61cm" svg:height="2.223cm" svg:x="5.629cm" svg:y="1.256cm"><text:p text:style-name="P3"><text:span text:style-name="T4">B-Tree node</text:span></text:p><text:p text:style-name="P3"><text:span text:style-name="T4"/></text:p><text:p text:style-name="P3"><text:span text:style-name="T4"/></text:p></draw:rect><draw:custom-shape draw:style-name="gr9" svg:width="1.509cm" svg:height="0.742cm" svg:x="5.867cm" svg:y="2.461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9" svg:width="1.509cm" svg:height="0.742cm" svg:x="7.587cm" svg:y="2.461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9" svg:width="1.509cm" svg:height="0.742cm" svg:x="9.307cm" svg:y="2.461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text:anchor-type="paragraph" draw:z-index="22" draw:style-name="gr7"><draw:rect draw:style-name="gr8" draw:text-style-name="P5" svg:width="5.61cm" svg:height="2.223cm" svg:x="5.629cm" svg:y="3.478cm"><text:p text:style-name="P3"><text:span text:style-name="T4">B-Tree node</text:span></text:p><text:p text:style-name="P3"><text:span text:style-name="T4"/></text:p><text:p text:style-name="P3"><text:span text:style-name="T4"/></text:p></draw:rect><draw:custom-shape draw:style-name="gr9" svg:width="1.509cm" svg:height="0.742cm" svg:x="5.867cm" svg:y="4.683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9" svg:width="1.509cm" svg:height="0.742cm" svg:x="7.587cm" svg:y="4.683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9" svg:width="1.509cm" svg:height="0.742cm" svg:x="9.307cm" svg:y="4.683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text:anchor-type="paragraph" draw:z-index="23" draw:style-name="gr7"><draw:rect draw:style-name="gr8" draw:text-style-name="P5" svg:width="5.61cm" svg:height="2.223cm" svg:x="5.629cm" svg:y="5.701cm"><text:p text:style-name="P3"><text:span text:style-name="T4">B-Tree node</text:span></text:p><text:p text:style-name="P3"><text:span text:style-name="T4"/></text:p><text:p text:style-name="P3"><text:span text:style-name="T4"/></text:p></draw:rect><draw:custom-shape draw:style-name="gr9" svg:width="1.509cm" svg:height="0.742cm" svg:x="5.867cm" svg:y="6.906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9" svg:width="1.509cm" svg:height="0.742cm" svg:x="7.587cm" svg:y="6.906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9" svg:width="1.509cm" svg:height="0.742cm" svg:x="9.307cm" svg:y="6.906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text:anchor-type="paragraph" draw:z-index="24" draw:style-name="gr7"><draw:rect draw:style-name="gr8" draw:text-style-name="P5" svg:width="5.61cm" svg:height="2.223cm" svg:x="0.019cm" svg:y="7.923cm"><text:p text:style-name="P3"><text:span text:style-name="T4">B-Tree node</text:span></text:p><text:p text:style-name="P3"><text:span text:style-name="T4"/></text:p><text:p text:style-name="P3"><text:span text:style-name="T4"/></text:p></draw:rect><draw:custom-shape draw:style-name="gr9" svg:width="1.509cm" svg:height="0.742cm" svg:x="0.257cm" svg:y="9.128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9" svg:width="1.509cm" svg:height="0.742cm" svg:x="1.977cm" svg:y="9.128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9" svg:width="1.509cm" svg:height="0.742cm" svg:x="3.697cm" svg:y="9.128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text:anchor-type="paragraph" draw:z-index="25" draw:style-name="gr7"><draw:rect draw:style-name="gr8" draw:text-style-name="P5" svg:width="5.61cm" svg:height="2.223cm" svg:x="5.629cm" svg:y="7.923cm"><text:p text:style-name="P3"><text:span text:style-name="T4">B-Tree node</text:span></text:p><text:p text:style-name="P3"><text:span text:style-name="T4"/></text:p><text:p text:style-name="P3"><text:span text:style-name="T4"/></text:p></draw:rect><draw:custom-shape draw:style-name="gr9" svg:width="1.509cm" svg:height="0.742cm" svg:x="5.867cm" svg:y="9.128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9" svg:width="1.509cm" svg:height="0.742cm" svg:x="7.587cm" svg:y="9.128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9" svg:width="1.509cm" svg:height="0.742cm" svg:x="9.307cm" svg:y="9.128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text:anchor-type="paragraph" draw:z-index="26" draw:style-name="gr7"><draw:rect draw:style-name="gr8" draw:text-style-name="P5" svg:width="5.61cm" svg:height="2.223cm" svg:x="0.019cm" svg:y="10.146cm"><text:p text:style-name="P3"><text:span text:style-name="T4">B-Tree node</text:span></text:p><text:p text:style-name="P3"><text:span text:style-name="T4"/></text:p><text:p text:style-name="P3"><text:span text:style-name="T4"/></text:p></draw:rect><draw:custom-shape draw:style-name="gr9" svg:width="1.509cm" svg:height="0.742cm" svg:x="0.257cm" svg:y="11.351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9" svg:width="1.509cm" svg:height="0.742cm" svg:x="1.977cm" svg:y="11.351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9" svg:width="1.509cm" svg:height="0.742cm" svg:x="3.697cm" svg:y="11.351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text:anchor-type="paragraph" draw:z-index="27" draw:style-name="gr7"><draw:rect draw:style-name="gr8" draw:text-style-name="P5" svg:width="5.61cm" svg:height="2.223cm" svg:x="5.629cm" svg:y="10.146cm"><text:p text:style-name="P3"><text:span text:style-name="T4">B-Tree node</text:span></text:p><text:p text:style-name="P3"><text:span text:style-name="T4"/></text:p><text:p text:style-name="P3"><text:span text:style-name="T4"/></text:p></draw:rect><draw:custom-shape draw:style-name="gr9" svg:width="1.509cm" svg:height="0.742cm" svg:x="5.867cm" svg:y="11.351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9" svg:width="1.509cm" svg:height="0.742cm" svg:x="7.587cm" svg:y="11.351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9" svg:width="1.509cm" svg:height="0.742cm" svg:x="9.307cm" svg:y="11.351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text:anchor-type="paragraph" draw:z-index="29" draw:style-name="gr13"><draw:rect draw:style-name="gr14" draw:text-style-name="P5" svg:width="11.219cm" svg:height="3.123cm" svg:x="0.019cm" svg:y="12.368cm"><text:p text:style-name="P3"><text:span text:style-name="T4">Ring buffer of 4k-frames</text:span></text:p><text:p text:style-name="P3"><text:span text:style-name="T4"/></text:p><text:p text:style-name="P3"><text:span text:style-name="T4"/></text:p><text:p text:style-name="P3"><text:span text:style-name="T4"/></text:p><text:p text:style-name="P3"><text:span text:style-name="T4"/></text:p><text:p text:style-name="P3"><text:span text:style-name="T4"/></text:p></draw:rect><draw:custom-shape draw:style-name="gr9" svg:width="0.821cm" svg:height="1.675cm" svg:x="0.257cm" svg:y="13.559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9" svg:width="0.821cm" svg:height="1.675cm" svg:x="1.342cm" svg:y="13.559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9" svg:width="0.821cm" svg:height="1.675cm" svg:x="2.458cm" svg:y="13.559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9" svg:width="0.821cm" svg:height="1.675cm" svg:x="3.543cm" svg:y="13.559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9" svg:width="0.821cm" svg:height="1.675cm" svg:x="4.727cm" svg:y="13.559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9" svg:width="0.821cm" svg:height="1.675cm" svg:x="5.812cm" svg:y="13.559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9" svg:width="0.821cm" svg:height="1.675cm" svg:x="6.928cm" svg:y="13.559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9" svg:width="0.821cm" svg:height="1.675cm" svg:x="8.013cm" svg:y="13.559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9" svg:width="0.821cm" svg:height="1.675cm" svg:x="9.163cm" svg:y="13.559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9" svg:width="0.821cm" svg:height="1.675cm" svg:x="10.248cm" svg:y="13.559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text:anchor-type="paragraph" draw:z-index="28" draw:style-name="gr10"><draw:custom-shape draw:style-name="gr11" draw:text-style-name="P7" svg:width="1.509cm" svg:height="0.742cm" svg:x="11.238cm" svg:y="1.256cm"><text:p text:style-name="P6"><text:span text:style-name="T6">a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1" draw:text-style-name="P7" svg:width="1.509cm" svg:height="0.742cm" svg:x="14.254cm" svg:y="1.256cm"><text:p text:style-name="P6"><text:span text:style-name="T6">c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1" draw:text-style-name="P7" svg:width="1.509cm" svg:height="0.742cm" svg:x="11.238cm" svg:y="1.997cm"><text:p text:style-name="P6"><text:span text:style-name="T6">a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1" draw:text-style-name="P7" svg:width="1.509cm" svg:height="0.742cm" svg:x="12.746cm" svg:y="1.997cm"><text:p text:style-name="P6"><text:span text:style-name="T6">b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1" draw:text-style-name="P7" svg:width="1.509cm" svg:height="0.742cm" svg:x="14.254cm" svg:y="1.997cm"><text:p text:style-name="P6"><text:span text:style-name="T6">c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1" draw:text-style-name="P7" svg:width="1.509cm" svg:height="0.742cm" svg:x="11.238cm" svg:y="2.738cm"><text:p text:style-name="P6"><text:span text:style-name="T6">a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1" draw:text-style-name="P7" svg:width="1.509cm" svg:height="0.742cm" svg:x="12.746cm" svg:y="2.738cm"><text:p text:style-name="P6"><text:span text:style-name="T6">b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1" draw:text-style-name="P7" svg:width="1.509cm" svg:height="0.742cm" svg:x="14.254cm" svg:y="2.738cm"><text:p text:style-name="P6"><text:span text:style-name="T6">c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1" draw:text-style-name="P7" svg:width="1.509cm" svg:height="0.742cm" svg:x="11.238cm" svg:y="3.479cm"><text:p text:style-name="P6"><text:span text:style-name="T6">a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1" draw:text-style-name="P7" svg:width="1.509cm" svg:height="0.742cm" svg:x="12.746cm" svg:y="3.479cm"><text:p text:style-name="P6"><text:span text:style-name="T6">b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1" draw:text-style-name="P7" svg:width="1.509cm" svg:height="0.742cm" svg:x="14.254cm" svg:y="3.479cm"><text:p text:style-name="P6"><text:span text:style-name="T6">c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1" draw:text-style-name="P7" svg:width="1.509cm" svg:height="0.742cm" svg:x="11.238cm" svg:y="4.219cm"><text:p text:style-name="P6"><text:span text:style-name="T6">a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1" draw:text-style-name="P7" svg:width="1.509cm" svg:height="0.742cm" svg:x="12.746cm" svg:y="4.219cm"><text:p text:style-name="P6"><text:span text:style-name="T6">b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1" draw:text-style-name="P7" svg:width="1.509cm" svg:height="0.742cm" svg:x="14.254cm" svg:y="4.219cm"><text:p text:style-name="P6"><text:span text:style-name="T6">c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2" draw:text-style-name="P7" svg:width="1.509cm" svg:height="0.742cm" svg:x="12.746cm" svg:y="1.256cm"><text:p text:style-name="P6"><text:span text:style-name="T6">b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rect text:anchor-type="paragraph" draw:z-index="30" draw:style-name="gr15" draw:text-style-name="P4" svg:width="5.61cm" svg:height="2.945cm" svg:x="0.019cm" svg:y="15.49cm"><text:p text:style-name="P3"><text:span text:style-name="T1">Directory node</text:span></text:p><text:p text:style-name="P3"><text:span text:style-name="T2">Document.pdf →</text:span><text:span text:style-name="T3"> 10300</text:span></text:p><text:p text:style-name="P3"><text:span text:style-name="T3">Document.odt → 10301 </text:span></text:p><text:p text:style-name="P3"><text:span text:style-name="T3">Rysunek1.bmp → 10399</text:span></text:p><text:p text:style-name="P3"><text:span text:style-name="T3">Rysunek2.bmp → 10399</text:span></text:p></draw:rect><draw:rect text:anchor-type="paragraph" draw:z-index="31" draw:style-name="gr16" draw:text-style-name="P4" svg:width="5.929cm" svg:height="5.612cm" svg:x="5.629cm" svg:y="15.49cm"><text:p text:style-name="P3"><text:span text:style-name="T1">File node</text:span></text:p><text:p text:style-name="P3"><text:span text:style-name="T5">ID number: 10399</text:span></text:p><text:p text:style-name="P3"><text:span text:style-name="T5">Size: 1200100 bytes</text:span></text:p><text:p text:style-name="P3"><text:span text:style-name="T5">Attributes: rw-rw-rw-</text:span></text:p><text:p text:style-name="P3"><text:span text:style-name="T5"/></text:p><text:p text:style-name="P3"><text:span text:style-name="T5">Content in extents:</text:span></text:p><text:p text:style-name="P3"><text:span text:style-name="T5">Extent1 position/length</text:span></text:p><text:p text:style-name="P3"><text:span text:style-name="T5">Extent2 position/length</text:span></text:p><text:p text:style-name="P3"><text:span text:style-name="T5">Extent3 position/length</text:span></text:p><text:p text:style-name="P3"><text:span text:style-name="T5">Extent4 position/length</text:span></text:p><text:p text:style-name="P3"><text:span text:style-name="T5">...</text:span></text:p></draw:rect>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 Mono2" svg:font-family="'Ubuntu Mono'" style:font-pitch="fixed"/>
    <style:font-face style:name="Ubuntu Mono1" svg:font-family="'Ubuntu Mono'" style:font-adornments="Gras" style:font-pitch="fixed"/>
    <style:font-face style:name="Ubuntu Mono" svg:font-family="'Ubuntu Mono'" style:font-adornments="Normal" style:font-pitch="fixed"/>
    <style:font-face style:name="DejaVu Sans Mono" svg:font-family="'DejaVu Sans Mono'" style:font-family-generic="modern" style:font-pitch="fixed"/>
    <style:font-face style:name="Dustismo1" svg:font-family="Dustismo" style:font-adornments="Italique" style:font-pitch="variable"/>
    <style:font-face style:name="Dustismo" svg:font-family="Dustismo" style:font-adornments="Italique gras" style:font-pitch="variable"/>
    <style:font-face style:name="Times New Roman1" svg:font-family="'Times New Roman'" style:font-pitch="variable"/>
    <style:font-face style:name="Ubuntu1" svg:font-family="Ubuntu" style:font-adornments="Italique" style:font-pitch="variable"/>
    <style:font-face style:name="Ubuntu" svg:font-family="Ubuntu" style:font-adornments="Normal" style:font-pitch="variable"/>
    <style:font-face style:name="Ubuntu Condensed" svg:font-family="'Ubuntu Condensed'" style:font-adornments="Normal" style:font-pitch="variable"/>
    <style:font-face style:name="Ubuntu Light" svg:font-family="'Ubuntu Light'" style:font-adornments="Italique maigre" style:font-pitch="variable"/>
    <style:font-face style:name="Ubuntu Medium" svg:font-family="'Ubuntu Medium'" style:font-pitch="variable"/>
    <style:font-face style:name="Ubuntu Medium1" svg:font-family="'Ubuntu Medium'" style:font-adornments="Medium" style:font-pitch="variable"/>
    <style:font-face style:name="Ubuntu Mono3" svg:font-family="'Ubuntu Mono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Deep_20_Green" draw:display-name="Deep Green" draw:style="linear" draw:start-color="#314004" draw:end-color="#aecf00" draw:start-intensity="100%" draw:end-intensity="100%" draw:angle="2250" draw:border="0%"/>
    <draw:gradient draw:name="Gradient_20_10" draw:display-name="Gradient 10" draw:style="linear" draw:start-color="#ffd320" draw:end-color="#ff950e" draw:start-intensity="100%" draw:end-intensity="100%" draw:angle="300" draw:border="0%"/>
    <draw:gradient draw:name="Gradient_20_11" draw:display-name="Gradient 11" draw:style="linear" draw:start-color="#ad7fa8" draw:end-color="#993366" draw:start-intensity="100%" draw:end-intensity="100%" draw:angle="600" draw:border="0%"/>
    <draw:gradient draw:name="Gradient_20_12" draw:display-name="Gradient 12" draw:style="linear" draw:start-color="#ff99cc" draw:end-color="#cc6699" draw:start-intensity="100%" draw:end-intensity="100%" draw:angle="600" draw:border="0%"/>
    <draw:gradient draw:name="Gradient_20_14" draw:display-name="Gradient 14" draw:style="linear" draw:start-color="#aecf00" draw:end-color="#579d1c" draw:start-intensity="100%" draw:end-intensity="100%" draw:angle="300" draw:border="0%"/>
    <draw:gradient draw:name="Gradient_20_2" draw:display-name="Gradient 2" draw:style="linear" draw:start-color="#ccffcc" draw:end-color="#99cc99" draw:start-intensity="100%" draw:end-intensity="100%" draw:angle="300" draw:border="0%"/>
    <draw:gradient draw:name="Gradient_20_3" draw:display-name="Gradient 3" draw:style="linear" draw:start-color="#ff420e" draw:end-color="#c5000b" draw:start-intensity="100%" draw:end-intensity="100%" draw:angle="300" draw:border="0%"/>
    <draw:gradient draw:name="Gradient_20_4" draw:display-name="Gradient 4" draw:style="linear" draw:start-color="#ff950e" draw:end-color="#ff420e" draw:start-intensity="100%" draw:end-intensity="100%" draw:angle="300" draw:border="0%"/>
    <draw:gradient draw:name="Gradient_20_5" draw:display-name="Gradient 5" draw:style="linear" draw:start-color="#83caff" draw:end-color="#0084d1" draw:start-intensity="100%" draw:end-intensity="100%" draw:angle="300" draw:border="0%"/>
    <draw:gradient draw:name="Gradient_20_6" draw:display-name="Gradient 6" draw:style="linear" draw:start-color="#dddddd" draw:end-color="#b2b2b2" draw:start-intensity="100%" draw:end-intensity="100%" draw:angle="300" draw:border="0%"/>
    <draw:gradient draw:name="Gradient_20_7" draw:display-name="Gradient 7" draw:style="linear" draw:start-color="#cfe7f5" draw:end-color="#83caff" draw:start-intensity="100%" draw:end-intensity="100%" draw:angle="300" draw:border="0%"/>
    <draw:gradient draw:name="Gradient_20_8" draw:display-name="Gradient 8" draw:style="linear" draw:start-color="#83caff" draw:end-color="#3399ff" draw:start-intensity="100%" draw:end-intensity="100%" draw:angle="300" draw:border="0%"/>
    <draw:gradient draw:name="Gradient_20_9" draw:display-name="Gradient 9" draw:style="linear" draw:start-color="#dddddd" draw:end-color="#b2b2b2" draw:start-intensity="100%" draw:end-intensity="100%" draw:angle="300" draw:border="0%"/>
    <draw:gradient draw:name="Olive_20_Green" draw:display-name="Olive Green" draw:style="linear" draw:start-color="#3f4f3d" draw:end-color="#83a67f" draw:start-intensity="100%" draw:end-intensity="100%" draw:angle="600" draw:border="0%"/>
    <draw:gradient draw:name="Subtle_20_Tango_20_Green" draw:display-name="Subtle Tango Green" draw:style="linear" draw:start-color="#94bd5e" draw:end-color="#5c8526" draw:start-intensity="100%" draw:end-intensity="100%" draw:angle="600" draw:border="0%"/>
    <draw:gradient draw:name="Tango_20_Blue" draw:display-name="Tango Blue" draw:style="linear" draw:start-color="#729fcf" draw:end-color="#204a87" draw:start-intensity="100%" draw:end-intensity="100%" draw:angle="300" draw:border="0%"/>
    <draw:gradient draw:name="Tango_20_Gray" draw:display-name="Tango Gray" draw:style="linear" draw:start-color="#babdb6" draw:end-color="#555753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Tango_20_Orange" draw:display-name="Tango Orange" draw:style="linear" draw:start-color="#fcaf3e" draw:end-color="#ce5c00" draw:start-intensity="100%" draw:end-intensity="100%" draw:angle="300" draw:border="0%"/>
    <draw:gradient draw:name="Tango_20_Purple" draw:display-name="Tango Purple" draw:style="linear" draw:start-color="#ad7fa8" draw:end-color="#5c3566" draw:start-intensity="100%" draw:end-intensity="100%" draw:angle="300" draw:border="0%"/>
    <draw:gradient draw:name="Tango_20_Red" draw:display-name="Tango Red" draw:style="linear" draw:start-color="#ef2929" draw:end-color="#a40000" draw:start-intensity="100%" draw:end-intensity="100%" draw:angle="300" draw:border="0%"/>
    <draw:gradient draw:name="Tango_20_Yellow" draw:display-name="Tango Yellow" draw:style="linear" draw:start-color="#fce94f" draw:end-color="#c4a000" draw:start-intensity="100%" draw:end-intensity="100%" draw:angle="300" draw:border="0%"/>
    <draw:hatch draw:name="Black_20_0_20_Degrees" draw:display-name="Black 0 Degrees" draw:style="single" draw:color="#000000" draw:distance="0.102cm" draw:rotation="0"/>
    <draw:hatch draw:name="Black_20_45_20_Degrees_20_Wide" draw:display-name="Black 45 Degrees Wide" draw:style="single" draw:color="#000000" draw:distance="0.508cm" draw:rotation="450"/>
    <draw:hatch draw:name="Black_20_90_20_Degrees" draw:display-name="Black 90 Degrees" draw:style="single" draw:color="#000000" draw:distance="0.102cm" draw:rotation="900"/>
    <draw:fill-image draw:name="Marble" xlink:href="Pictures/100000000000005E0000005E60E90F8C.png" xlink:type="simple" xlink:show="embed" xlink:actuate="onLoad"/>
    <draw:fill-image draw:name="Sky" xlink:href="Pictures/100000000000005E0000005E47394922.png" xlink:type="simple" xlink:show="embed" xlink:actuate="onLoad"/>
    <draw:fill-image draw:name="Wet" xlink:href="Pictures/100000000000005E0000005E4FF81E94.png" xlink:type="simple" xlink:show="embed" xlink:actuate="onLoad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 style:master-page-name="">
      <style:paragraph-properties fo:margin-left="0cm" fo:margin-right="0cm" fo:margin-top="0cm" fo:margin-bottom="0.101cm" style:contextual-spacing="false" fo:text-align="justify" style:justify-single-word="false" fo:text-indent="0.199cm" style:auto-text-indent="false" style:page-number="auto" fo:background-color="transparent" style:shadow="none" text:number-lines="true" text:line-number="0">
        <style:background-image/>
      </style:paragraph-properties>
      <style:text-properties style:font-name="Ubuntu" fo:font-family="Ubuntu" style:font-style-name="Normal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cm" fo:margin-bottom="1cm" style:contextual-spacing="false" fo:text-align="center" style:justify-single-word="false" fo:background-color="#cfe7f5" fo:padding="0.25cm" fo:border-left="0.06pt solid #cfe7f5" fo:border-right="0.06pt solid #cfe7f5" fo:border-top="0.06pt solid #cfe7f5" fo:border-bottom="0.31pt solid #99ccff" style:shadow="none" fo:keep-with-next="always" style:join-border="false">
        <style:background-image/>
      </style:paragraph-properties>
      <style:text-properties style:font-name="Ubuntu Medium" fo:font-family="'Ubuntu Medium'" style:font-pitch="variable" fo:font-size="24pt" fo:font-weight="bold" style:font-name-asian="DejaVu Sans" style:font-family-asian="'DejaVu Sans'" style:font-family-generic-asian="system" style:font-pitch-asian="variable" style:font-size-asian="14pt" style:font-weight-asian="bold" style:font-name-complex="Lohit Hindi" style:font-family-complex="'Lohit Hindi'" style:font-family-generic-complex="system" style:font-pitch-complex="variable" style:font-size-complex="14pt" style:font-weight-complex="bold"/>
    </style:style>
    <style:style style:name="Text_20_body" style:display-name="Text body" style:family="paragraph" style:parent-style-name="Standard" style:class="text" style:master-page-name="">
      <style:paragraph-properties fo:margin-top="0cm" fo:margin-bottom="0.101cm" style:contextual-spacing="false" style:page-number="auto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 style:master-page-name="">
      <style:paragraph-properties fo:margin-left="0.6cm" fo:margin-right="0.6cm" fo:margin-top="0cm" fo:margin-bottom="0cm" style:contextual-spacing="false" fo:text-align="start" style:justify-single-word="false" fo:text-indent="0cm" style:auto-text-indent="false" style:page-number="auto" style:shadow="none" text:number-lines="false" text:line-number="0">
        <style:tab-stops>
          <style:tab-stop style:position="56cm" style:type="right"/>
        </style:tab-stops>
      </style:paragraph-properties>
      <style:text-properties style:font-name="Ubuntu Light" fo:font-family="'Ubuntu Light'" style:font-style-name="Italique maigre" style:font-pitch="variable" fo:font-style="italic" fo:font-weight="250" style:font-size-asian="10.5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101cm" fo:margin-right="0cm" fo:margin-top="0.6cm" fo:margin-bottom="0.6cm" style:contextual-spacing="false" fo:text-align="start" style:justify-single-word="false" fo:text-indent="-0.101cm" style:auto-text-indent="false" style:page-number="auto" fo:background-color="#e6e6e6" fo:padding-left="0.45cm" fo:padding-right="0.45cm" fo:padding-top="0.3cm" fo:padding-bottom="0.3cm" fo:border-left="4.99pt solid #0099ff" fo:border-right="0.06pt solid #e6e6e6" fo:border-top="0.06pt solid #e6e6e6" fo:border-bottom="0.06pt solid #e6e6e6" style:shadow="none" style:join-border="false">
        <style:tab-stops/>
        <style:background-image/>
      </style:paragraph-properties>
      <style:text-properties style:font-name="Ubuntu Medium1" fo:font-family="'Ubuntu Medium'" style:font-style-name="Medium" style:font-pitch="variable" fo:font-size="18pt" fo:font-weight="normal" fo:background-color="#e6e6e6" style:font-size-asian="18pt" style:font-weight-asian="normal" style:font-size-complex="18pt" style:font-weight-complex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.101cm" fo:margin-right="0cm" fo:margin-top="0.3cm" fo:margin-bottom="0.3cm" style:contextual-spacing="false" fo:text-align="start" style:justify-single-word="false" fo:text-indent="-0.101cm" style:auto-text-indent="false" style:page-number="auto" fo:background-color="#e6e6e6" fo:padding-left="0.25cm" fo:padding-right="0.25cm" fo:padding-top="0.15cm" fo:padding-bottom="0.15cm" fo:border-left="3pt solid #0099ff" fo:border-right="0.06pt solid #e6e6e6" fo:border-top="0.06pt solid #e6e6e6" fo:border-bottom="0.06pt solid #e6e6e6" style:join-border="false">
        <style:tab-stops/>
        <style:background-image/>
      </style:paragraph-properties>
      <style:text-properties style:font-name="Ubuntu Medium1" fo:font-family="'Ubuntu Medium'" style:font-style-name="Medium" style:font-pitch="variable" fo:font-size="16pt" fo:font-style="normal" fo:font-weight="normal" style:font-size-asian="16pt" style:font-style-asian="italic" style:font-weight-asian="normal" style:font-size-complex="16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199cm" fo:margin-bottom="0.199cm" style:contextual-spacing="false" fo:text-align="start" style:justify-single-word="false" fo:text-indent="0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join-border="false">
        <style:tab-stops/>
        <style:background-image/>
      </style:paragraph-properties>
      <style:text-properties style:font-name="Ubuntu Medium1" fo:font-family="'Ubuntu Medium'" style:font-style-name="Medium" style:font-pitch="variable" fo:font-size="14pt" fo:font-style="normal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next-style-name="Text_20_body" style:default-outline-level="4" style:class="text" style:master-page-name=""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  <style:background-image/>
      </style:paragraph-properties>
      <style:text-properties style:font-name="Dustismo" fo:font-family="Dustismo" style:font-style-name="Italique gras" style:font-pitch="variable" fo:font-size="16pt" fo:font-style="italic" fo:font-weight="bold" style:font-size-asian="85%" style:font-style-asian="italic" style:font-weight-asian="normal" style:font-size-complex="85%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class="text" style:master-page-name=""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  <style:background-image/>
      </style:paragraph-properties>
      <style:text-properties style:font-name="Dustismo" fo:font-family="Dustismo" style:font-style-name="Italique gras" style:font-pitch="variable" fo:font-size="16pt" fo:font-style="italic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Standard" style:next-style-name="Text_20_body" style:default-outline-level="6" style:class="text" style:master-page-name=""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  <style:background-image/>
      </style:paragraph-properties>
      <style:text-properties style:font-name="Dustismo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ext_20_body" style:next-style-name="Text_20_body" style:default-outline-level="7" style:class="text" style:master-page-name=""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  <style:background-image/>
      </style:paragraph-properties>
      <style:text-properties style:font-name="Dustismo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ext_20_body" style:next-style-name="Text_20_body" style:default-outline-level="8" style:class="text" style:master-page-name=""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  <style:background-image/>
      </style:paragraph-properties>
      <style:text-properties style:font-name="Dustismo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ext_20_body" style:next-style-name="Text_20_body" style:default-outline-level="9" style:class="text" style:master-page-name=""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99pt solid #e6e6e6" fo:border-top="0.99pt solid #e6e6e6" fo:border-bottom="0.99pt solid #e6e6e6" style:shadow="none" fo:keep-with-next="always" style:join-border="false">
        <style:tab-stops/>
        <style:background-image/>
      </style:paragraph-properties>
      <style:text-properties style:font-name="Dustismo1" fo:font-family="Dustismo" style:font-style-name="Italique" style:font-pitch="variable" fo:font-size="16pt" fo:font-style="italic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ext_20_body" style:next-style-name="Text_20_body" style:default-outline-level="10" style:class="text" style:master-page-name=""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  <style:background-image/>
      </style:paragraph-properties>
      <style:text-properties style:font-name="Dustismo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margin-top="0cm" fo:margin-bottom="0cm" style:contextual-spacing="false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  <style:text-properties fo:font-style="italic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.199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>
      <style:paragraph-properties fo:margin-top="0.199cm" fo:margin-bottom="0.199cm" style:contextual-spacing="false"/>
      <style:text-properties style:font-weight-asian="normal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" style:family="paragraph" style:parent-style-name="Standard" style:class="extra">
      <style:paragraph-properties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Ubuntu Condensed" fo:font-family="'Ubuntu Condensed'" style:font-style-name="Normal" style:font-pitch="variable" style:font-size-asian="10.5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style:contextual-spacing="false" fo:text-indent="0.199cm" style:auto-text-indent="false"/>
    </style:style>
    <style:style style:name="Header_20_right" style:display-name="Header righ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</style:style>
    <style:style style:name="Index_20_Heading" style:display-name="Index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-left="none" fo:border-right="none" fo:border-top="none" fo:border-bottom="0.99pt solid #c0c0c0" style:shadow="none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Ubuntu Condensed" fo:font-family="'Ubuntu Condensed'" style:font-style-name="Normal" style:font-pitch="variable" style:font-size-asian="10.5pt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Subtitle" style:family="paragraph" style:parent-style-name="Heading" style:next-style-name="Text_20_body" style:class="chapter">
      <style:paragraph-properties fo:margin-top="0.4cm" fo:margin-bottom="0.6cm" style:contextual-spacing="false" fo:text-align="center" style:justify-single-word="false" fo:background-color="#cfe7f5">
        <style:background-image/>
      </style:paragraph-properties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ext" style:family="paragraph" style:parent-style-name="Caption" style:class="extra">
      <style:paragraph-properties fo:margin-left="0cm" fo:margin-right="0cm" fo:margin-top="0cm" fo:margin-bottom="0cm" style:contextual-spacing="false" fo:text-indent="0cm" style:auto-text-indent="false"/>
    </style:style>
    <style:style style:name="Table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Ubuntu Mono" fo:font-family="'Ubuntu Mono'" style:font-style-name="Normal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Object_20_index_20_heading" style:display-name="Object index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left="0cm" fo:margin-right="0cm" fo:margin-top="0cm" fo:margin-bottom="0.6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_20_1" style:next-style-name="Subtitle" style:default-outline-level="" style:list-style-name="" style:class="chapter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Code_20_Source" style:display-name="Code Source" style:family="paragraph" style:parent-style-name="Text_20_body" style:list-style-name="Numérotation_20_Code" style:class="text" style:master-page-name="">
      <style:paragraph-properties fo:margin-left="0cm" fo:margin-right="0cm" fo:margin-top="0cm" fo:margin-bottom="0cm" style:contextual-spacing="false" fo:text-align="start" style:justify-single-word="false" fo:keep-together="auto" style:register-true="false" fo:text-indent="0cm" style:auto-text-indent="false" style:page-number="auto" fo:background-color="#e6e6ff" fo:padding="0.9cm" fo:border-left="0.99pt solid #808080" fo:border-right="none" fo:border-top="none" fo:border-bottom="none" style:shadow="none" fo:keep-with-next="auto" text:number-lines="true" text:line-number="0">
        <style:tab-stops/>
        <style:background-image/>
      </style:paragraph-properties>
      <style:text-properties fo:color="#000000" style:font-name="Ubuntu Mono" fo:font-family="'Ubuntu Mono'" style:font-style-name="Normal" style:font-pitch="fixed" style:font-size-asian="10.5pt"/>
    </style:style>
    <style:style style:name="Console" style:family="paragraph" style:parent-style-name="Text_20_body" style:default-outline-level="" style:list-style-name="" style:class="text" style:master-page-name="">
      <style:paragraph-properties fo:margin-left="0cm" fo:margin-right="0cm" fo:margin-top="0cm" fo:margin-bottom="0cm" style:contextual-spacing="false" fo:text-align="start" style:justify-single-word="false" fo:hyphenation-ladder-count="no-limit" fo:text-indent="0cm" style:auto-text-indent="false" style:page-number="auto" fo:background-color="#808080" fo:padding="0.15cm" fo:border-left="0.99pt solid #eb613d" fo:border-right="0.06pt solid #808080" fo:border-top="0.06pt solid #808080" fo:border-bottom="0.06pt solid #808080" style:shadow="none">
        <style:tab-stops/>
        <style:background-image/>
      </style:paragraph-properties>
      <style:text-properties fo:color="#e6e6e6" style:font-name="Ubuntu Mono" fo:font-family="'Ubuntu Mono'" style:font-style-name="Normal" style:font-pitch="fixed" style:font-size-asian="10.5pt" fo:hyphenate="false" fo:hyphenation-remain-char-count="2" fo:hyphenation-push-char-count="2"/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Sekcja" style:family="paragraph" style:parent-style-name="Text_20_body">
      <style:paragraph-properties fo:text-align="center" style:justify-single-word="false"/>
      <style:text-properties fo:font-size="14pt" fo:font-weight="bold" officeooo:rsid="004c622f" style:font-weight-asian="bold" style:font-weight-complex="bold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Author" style:family="paragraph" style:parent-style-name="Text_20_body">
      <style:paragraph-properties fo:text-align="end" style:justify-single-word="false"/>
      <style:text-properties officeooo:rsid="003f9243"/>
    </style:style>
    <style:style style:name="Sekcja_20_2" style:display-name="Sekcja 2" style:family="paragraph" style:parent-style-name="Sekcja" style:class="text">
      <style:text-properties fo:font-size="12pt" officeooo:rsid="004de5cb" style:font-size-asian="12pt" style:font-size-complex="12pt"/>
    </style:style>
    <style:style style:name="Margines" style:family="paragraph" style:parent-style-name="Text_20_body" style:class="extra">
      <style:paragraph-properties fo:text-align="center" style:justify-single-word="false" fo:padding="0.049cm" fo:border-left="none" fo:border-right="none" fo:border-top="0.06pt solid #800000" fo:border-bottom="0.06pt solid #800000" style:shadow="none">
        <style:tab-stops/>
      </style:paragraph-properties>
      <style:text-properties fo:color="#800000" fo:font-weight="normal" officeooo:rsid="004de597" style:font-weight-asian="normal" style:font-weight-complex="normal"/>
    </style:style>
    <style:style style:name="Emphasis" style:family="text">
      <style:text-properties fo:font-style="italic" style:font-size-asian="10.5pt" style:font-style-asian="italic" style:font-weight-asian="normal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aption_20_characters" style:display-name="Caption characters" style:family="text"/>
    <style:style style:name="Footnote_20_Symbol" style:display-name="Footnote Symbol" style:family="text"/>
    <style:style style:name="Endnote_20_Symbol" style:display-name="Endnote Symbol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size-asian="10.5pt" style:font-name-complex="OpenSymbol" style:font-family-complex="OpenSymbol"/>
    </style:style>
    <style:style style:name="Line_20_numbering" style:display-name="Line numbering" style:family="text">
      <style:text-properties fo:color="#808080" style:font-name="Ubuntu Mono1" fo:font-family="'Ubuntu Mono'" style:font-style-name="Gras" style:font-pitch="fixed" fo:font-weight="bold" fo:background-color="transparent" style:font-size-asian="10.5pt"/>
    </style:style>
    <style:style style:name="Page_20_Number" style:display-name="Page Number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Drop_20_Caps" style:display-name="Drop Caps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style:font-name="Ubuntu1" fo:font-family="Ubuntu" style:font-style-name="Italique" style:font-pitch="variable" fo:font-style="italic" fo:font-weight="normal" style:font-size-asian="10.5pt" style:font-style-asian="italic" style:font-weight-asian="normal" style:font-style-complex="italic"/>
    </style:style>
    <style:style style:name="Definition" style:family="text"/>
    <style:style style:name="User_20_Entry" style:display-name="User Entry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Index_20_Link" style:display-name="Index Link" style:family="text"/>
    <style:style style:name="Placeholder" style:family="text">
      <style:text-properties fo:font-variant="small-caps" fo:color="#008080" style:text-underline-style="dotted" style:text-underline-width="auto" style:text-underline-color="font-color" style:font-size-asian="10.5pt"/>
    </style:style>
    <style:style style:name="Teletype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Source_20_Text" style:display-name="Source Text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Variable" style:family="text">
      <style:text-properties fo:font-style="italic" style:font-size-asian="10.5pt" style:font-style-asian="italic" style:font-weight-asian="normal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 style:shadow="#808080 0.101cm 0.101cm" draw:shadow-opacity="100%"/>
    </style:style>
    <style:style style:name="Graphics" style:family="graphic">
      <style:graphic-properties text:anchor-type="paragraph" svg:x="0cm" svg:y="0cm" fo:margin-left="0.199cm" fo:margin-right="0.199cm" fo:margin-top="0.199cm" fo:margin-bottom="0.199cm" style:wrap="dynamic" style:number-wrapped-paragraphs="no-limit" style:wrap-contour="false" style:vertical-pos="top" style:vertical-rel="paragraph" style:horizontal-pos="center" style:horizontal-rel="paragraph" fo:padding="0.049cm" fo:border="0.06pt solid #000000" style:shadow="#808080 0.101cm 0.101cm" draw:shadow-opacity="100%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Numérotation_20_Code" style:display-name="Numérotation Code">
      <text:list-level-style-number text:level="1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Line_20_numbering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-0.635cm"/>
        </style:list-level-properties>
      </text:list-level-style-number>
      <text:list-level-style-number text:level="3" text:style-name="Line_20_numbering" style:num-suffix="." style:num-format="1">
        <style:list-level-properties text:list-level-position-and-space-mode="label-alignment" fo:text-align="end">
          <style:list-level-label-alignment text:label-followed-by="listtab" fo:text-indent="-0.635cm"/>
        </style:list-level-properties>
      </text:list-level-style-number>
      <text:list-level-style-number text:level="4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5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6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7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8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9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10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1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4cm" style:dynamic-spacing="false"/>
      </style:header-style>
      <style:footer-style>
        <style:header-footer-properties svg:height="1cm" fo:margin-left="0cm" fo:margin-right="0cm" fo:margin-top="0.4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Text_20_body"/>
      </style:header>
      <style:footer>
        <text:p text:style-name="Text_20_body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1T17:11:40.315821699</meta:creation-date>
    <meta:editing-duration>PT1H3M37S</meta:editing-duration>
    <meta:editing-cycles>39</meta:editing-cycles>
    <meta:generator>LibreOffice/4.2.7.2$Linux_X86_64 LibreOffice_project/420m0$Build-2</meta:generator>
    <dc:date>2015-04-13T04:01:39.733270271</dc:date>
    <meta:document-statistic meta:table-count="0" meta:image-count="0" meta:object-count="0" meta:page-count="2" meta:paragraph-count="2" meta:word-count="2" meta:character-count="2" meta:non-whitespace-character-count="2"/>
  </office:meta>
</office:document-meta>
</file>